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siteDatabasePopulator.populate( Connection conn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DatabasePopulator.setPopulators( DatabasePopulator ... popul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ositeDatabasePopulator.CompositeDatabasePopulator( Collection &lt; DatabasePopulator &gt; popul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DatabasePopulator.CompositeDatabasePopu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positeDatabasePopulator.addPopulators( DatabasePopulator ... popul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ositeDatabasePopulator.CompositeDatabasePopulator( DatabasePopulator ... populat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